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officeooo:rsid="000abc71" officeooo:paragraph-rsid="000abc71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officeooo:rsid="000abc71" officeooo:paragraph-rsid="000abc71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abc71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bc7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span text:style-name="T3"><text:tab/> <text:s text:c="12"/></text:span><text:span text:style-name="T2">Experiment No 2</text:span><text:span text:style-name="T4"> </text:span></text:p>
      <text:p text:style-name="P2"><text:span text:style-name="T4"/></text:p>
      <text:p text:style-name="P3"><text:span text:style-name="T3">Name: </text:span><text:span text:style-name="T5">Faiyaz Shaikh</text:span></text:p>
      <text:p text:style-name="P3"><text:span text:style-name="T3">Roll No: </text:span><text:span text:style-name="T5">17CO45</text:span></text:p>
      <text:p text:style-name="P3"><text:span text:style-name="T3">Aim: </text:span><text:span text:style-name="T5">WAP to remove left recurssion from a given grammar</text:span></text:p>
      <text:p text:style-name="P3"><text:span text:style-name="T5"/></text:p>
      <text:p text:style-name="P1">Program: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#include&lt;stdio.h&gt;</text:span></text:p>
      <text:p text:style-name="P3"><text:span text:style-name="T5">#include&lt;string.h&gt;</text:span></text:p>
      <text:p text:style-name="P3"><text:span text:style-name="T5">#define SIZE 10</text:span></text:p>
      <text:p text:style-name="P3"><text:span text:style-name="T5">int main () </text:span></text:p>
      <text:p text:style-name="P3"><text:span text:style-name="T5">{</text:span></text:p>
      <text:p text:style-name="P3"><text:span text:style-name="T5"><text:tab/>char non_terminal;</text:span></text:p>
      <text:p text:style-name="P3"><text:span text:style-name="T5"><text:tab/>char beta[SIZE],alpha[SIZE];</text:span></text:p>
      <text:p text:style-name="P3"><text:span text:style-name="T5"><text:tab/>char production[SIZE];</text:span></text:p>
      <text:p text:style-name="P3"><text:span text:style-name="T5"><text:tab/>int index=3, i; /* starting of the string following "-&gt;" */</text:span></text:p>
      <text:p text:style-name="P3"><text:span text:style-name="T5"><text:tab/>printf("Enter the grammar: ");</text:span></text:p>
      <text:p text:style-name="P3"><text:span text:style-name="T5"><text:tab/>scanf("%s",production);</text:span></text:p>
      <text:p text:style-name="P3"><text:span text:style-name="T5"><text:tab/>for(i=0;i&lt;SIZE;i++)</text:span></text:p>
      <text:p text:style-name="P3"><text:span text:style-name="T5"><text:tab/>{</text:span></text:p>
      <text:p text:style-name="P3"><text:span text:style-name="T5"><text:tab/><text:tab/>printf("%c",production[i]);</text:span></text:p>
      <text:p text:style-name="P3"><text:span text:style-name="T5"><text:tab/>}</text:span></text:p>
      <text:p text:style-name="P3"><text:span text:style-name="T5"><text:tab/>non_terminal=production[0];</text:span></text:p>
      <text:p text:style-name="P3"><text:span text:style-name="T5"><text:tab/>if (non_terminal == production[index])</text:span></text:p>
      <text:p text:style-name="P3"><text:span text:style-name="T5"><text:tab/>{</text:span></text:p>
      <text:p text:style-name="P3"><text:span text:style-name="T5"><text:tab/><text:tab/>printf("\nGrammar is left recursive\n");</text:span></text:p>
      <text:p text:style-name="P3"><text:span text:style-name="T5"><text:tab/><text:tab/>index=4;</text:span></text:p>
      <text:p text:style-name="P3"><text:span text:style-name="T5"><text:tab/><text:tab/>//alpha</text:span></text:p>
      <text:p text:style-name="P3"><text:span text:style-name="T5"><text:tab/><text:tab/>for(i=0;production[index]!='|';i++,index++)</text:span></text:p>
      <text:p text:style-name="P3"><text:span text:style-name="T5"><text:tab/><text:tab/>{</text:span></text:p>
      <text:p text:style-name="P3"><text:span text:style-name="T5"><text:tab/><text:tab/><text:tab/>alpha[i]=production[index];</text:span></text:p>
      <text:p text:style-name="P3"><text:span text:style-name="T5"><text:tab/><text:tab/>}</text:span></text:p>
      <text:p text:style-name="P3"><text:span text:style-name="T5"><text:tab/><text:tab/>if(production[index]=='|')</text:span></text:p>
      <text:p text:style-name="P3"><text:span text:style-name="T5"><text:tab/><text:tab/>{</text:span></text:p>
      <text:p text:style-name="P3"><text:span text:style-name="T5"><text:tab/><text:tab/>//beta</text:span></text:p>
      <text:p text:style-name="P3"><text:span text:style-name="T5"><text:tab/><text:tab/><text:tab/>index+=1;</text:span></text:p>
      <text:p text:style-name="P3"><text:span text:style-name="T5"><text:tab/><text:tab/><text:tab/>for(i=0;production[index]!='\0';i++,index++)</text:span></text:p>
      <text:p text:style-name="P3"><text:span text:style-name="T5"><text:tab/><text:tab/><text:tab/>{</text:span></text:p>
      <text:p text:style-name="P3"><text:span text:style-name="T5"><text:tab/><text:tab/><text:tab/><text:tab/>beta[i]=production[index];</text:span></text:p>
      <text:p text:style-name="P3"><text:span text:style-name="T5"><text:tab/><text:tab/><text:tab/>}</text:span></text:p>
      <text:p text:style-name="P3"><text:span text:style-name="T5"><text:tab/><text:tab/>}</text:span></text:p>
      <text:p text:style-name="P3"><text:span text:style-name="T5"><text:tab/>}</text:span></text:p>
      <text:p text:style-name="P3"><text:span text:style-name="T5"><text:tab/>else</text:span></text:p>
      <text:p text:style-name="P3"><text:span text:style-name="T5"><text:tab/>{</text:span></text:p>
      <text:p text:style-name="P3"><text:span text:style-name="T5"><text:tab/><text:tab/>printf("\nGrammar is not left recursive");</text:span></text:p>
      <text:p text:style-name="P3"><text:span text:style-name="T5"><text:tab/>}</text:span></text:p>
      <text:p text:style-name="P3"><text:span text:style-name="T5"><text:tab/>printf("Alpha: ");</text:span></text:p>
      <text:p text:style-name="P3"><text:span text:style-name="T5"><text:tab/>for(i=0;i&lt;3;i++)</text:span></text:p>
      <text:p text:style-name="P3"><text:span text:style-name="T5"><text:tab/>{</text:span></text:p>
      <text:p text:style-name="P3"><text:soft-page-break/><text:span text:style-name="T5"><text:tab/><text:tab/>printf("%c",alpha[i]);</text:span></text:p>
      <text:p text:style-name="P3"><text:span text:style-name="T5"><text:tab/>}</text:span></text:p>
      <text:p text:style-name="P3"><text:span text:style-name="T5"><text:tab/>printf("\n");<text:tab/></text:span></text:p>
      <text:p text:style-name="P3"><text:span text:style-name="T5"><text:tab/>printf("Beta: ");</text:span></text:p>
      <text:p text:style-name="P3"><text:span text:style-name="T5"><text:tab/>for(i=0;i&lt;3;i++)</text:span></text:p>
      <text:p text:style-name="P3"><text:span text:style-name="T5"><text:tab/>{</text:span></text:p>
      <text:p text:style-name="P3"><text:span text:style-name="T5"><text:tab/><text:tab/>printf("%c",beta[i]);</text:span></text:p>
      <text:p text:style-name="P3"><text:span text:style-name="T5"><text:tab/>}</text:span></text:p>
      <text:p text:style-name="P3"><text:span text:style-name="T5"><text:tab/><text:tab/></text:span></text:p>
      <text:p text:style-name="P3"><text:span text:style-name="T5"><text:tab/>printf("\n%c-&gt;%s%c'",non_terminal,beta,non_terminal);</text:span></text:p>
      <text:p text:style-name="P3"><text:span text:style-name="T5"><text:tab/>printf("\n%c'-&gt;e|%s%c'",non_terminal,alpha,non_terminal);</text:span></text:p>
      <text:p text:style-name="P3"><text:span text:style-name="T5"/></text:p>
      <text:p text:style-name="P3"><text:span text:style-name="T5"><text:tab/>return 0;</text:span></text:p>
      <text:p text:style-name="P3"><text:span text:style-name="T5">}</text:span></text:p>
      <text:p text:style-name="P3"><text:span text:style-name="T5"/></text:p>
      <text:p text:style-name="P1">Output:</text:p>
      <text:p text:style-name="P1"/>
      <text:p text:style-name="P3"><text:span text:style-name="T5">Enter the grammar: E-&gt;E+T|T</text:span></text:p>
      <text:p text:style-name="P3"><text:span text:style-name="T5">E-&gt;E+T|T</text:span></text:p>
      <text:p text:style-name="P3"><text:span text:style-name="T5">Grammar is left recursive</text:span></text:p>
      <text:p text:style-name="P3"><text:span text:style-name="T5">Alpha: +T</text:span></text:p>
      <text:p text:style-name="P3"><text:span text:style-name="T5">Beta: T</text:span></text:p>
      <text:p text:style-name="P3"><text:span text:style-name="T5">E-&gt;TE'</text:span></text:p>
      <text:p text:style-name="P3"><text:span text:style-name="T5">E'-&gt;e|+TE'</text:span></text:p>
      <text:p text:style-name="P3"><text:span text:style-name="T5"/></text:p>
      <text:p text:style-name="P1">Conclusion: <text:span text:style-name="T5">In this experiment we learnt to write a program for the concept of elimination of left recursive grammar by replacing the pair of produc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9:28:02.784750129</meta:creation-date>
    <dc:date>2020-03-04T19:34:34.271288553</dc:date>
    <meta:editing-duration>PT6M34S</meta:editing-duration>
    <meta:editing-cycles>1</meta:editing-cycles>
    <meta:document-statistic meta:table-count="0" meta:image-count="0" meta:object-count="0" meta:page-count="2" meta:paragraph-count="69" meta:word-count="148" meta:character-count="1355" meta:non-whitespace-character-count="1179"/>
    <meta:generator>LibreOffice/6.0.7.3$Linux_X86_64 LibreOffice_project/00m0$Build-3</meta:generator>
  </office:meta>
</office:document-meta>
</file>